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eResult.setHead( Head 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Result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Result.setStats( String st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Result.setComments( List &lt; RateSearchItemDO &gt; 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Result.ge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Result.get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